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-color="#ffffff"/>
      <style:paragraph-properties fo:margin-left="0.6cm" fo:margin-right="0cm" fo:text-indent="-0.6cm"/>
      <style:text-properties fo:language="fr" fo:country="F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Scott Templer</meta:initial-creator>
    <meta:creation-date>2006-05-16T10:29:05</meta:creation-date>
    <dc:language>en-US</dc:language>
    <meta:editing-cycles>2</meta:editing-cycles>
    <meta:editing-duration>PT8S</meta:editing-duration>
    <dc:date>2019-12-20T10:56:51.917169611</dc:date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